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72a" officeooo:paragraph-rsid="0013d72a"/>
    </style:style>
    <style:style style:name="P2" style:family="paragraph" style:parent-style-name="Standard">
      <style:text-properties officeooo:rsid="0014275b" officeooo:paragraph-rsid="0014275b"/>
    </style:style>
    <style:style style:name="P3" style:family="paragraph" style:parent-style-name="Standard">
      <style:text-properties officeooo:rsid="0015b0f6" officeooo:paragraph-rsid="0015b0f6"/>
    </style:style>
    <style:style style:name="P4" style:family="paragraph" style:parent-style-name="Standard">
      <style:text-properties officeooo:rsid="00169f0a" officeooo:paragraph-rsid="00169f0a"/>
    </style:style>
    <style:style style:name="P5" style:family="paragraph" style:parent-style-name="Standard">
      <style:text-properties officeooo:rsid="00172528" officeooo:paragraph-rsid="001725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how to do get api to collect data we need for this project</text:p>
      <text:p text:style-name="P1"><text:a xlink:type="simple" xlink:href="http://techiesms.com/iot-projects/portable-live-stock-price-monitoring-device-using-esp32-and-e-paper-display/" text:style-name="Internet_20_link" text:visited-style-name="Visited_20_Internet_20_Link">http://techiesms.com/iot-projects/portable-live-stock-price-monitoring-device-using-esp32-and-e-paper-display/</text:a></text:p>
      <text:p text:style-name="P1"/>
      <text:p text:style-name="P1"/>
      <text:p text:style-name="P2">+ Create api</text:p>
      <text:p text:style-name="P2"><text:tab/>thinkspeak.com</text:p>
      <text:p text:style-name="P2">account : <text:a xlink:type="simple" xlink:href="mailto:thanhluanbaophap@gmail.com" text:style-name="Internet_20_link" text:visited-style-name="Visited_20_Internet_20_Link">thanhluanbaophap@gmail.com</text:a></text:p>
      <text:p text:style-name="P2">Godhelpme2020@</text:p>
      <text:p text:style-name="P2"/>
      <text:p text:style-name="P3">Note: For some reason, it works with some website but not with some.</text:p>
      <text:p text:style-name="P3">So far, it works with </text:p>
      <text:p text:style-name="P3">timeanddate.com</text:p>
      <text:p text:style-name="P3"/>
      <text:p text:style-name="P3"/>
      <text:p text:style-name="P4">Issue: it does not connect to home wifi</text:p>
      <text:p text:style-name="P4"/>
      <text:p text:style-name="P5">Folder Test <text:s/>seem working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0:08:22.599464704</meta:creation-date>
    <dc:date>2021-04-01T21:34:14.631367168</dc:date>
    <meta:editing-duration>PT5M22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55" meta:character-count="423" meta:non-whitespace-character-count="375"/>
  </office:meta>
</office:document-meta>
</file>